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baf9" officeooo:paragraph-rsid="0001baf9"/>
    </style:style>
    <style:style style:name="P2" style:family="paragraph" style:parent-style-name="Standard" style:list-style-name="L1">
      <style:text-properties officeooo:rsid="0001baf9" officeooo:paragraph-rsid="0001baf9"/>
    </style:style>
    <style:style style:name="P3" style:family="paragraph" style:parent-style-name="Standard">
      <style:text-properties officeooo:rsid="0001baf9" officeooo:paragraph-rsid="000560c6"/>
    </style:style>
    <style:style style:name="P4" style:family="paragraph" style:parent-style-name="Standard" style:list-style-name="L1">
      <style:text-properties officeooo:paragraph-rsid="0001baf9"/>
    </style:style>
    <style:style style:name="P5" style:family="paragraph" style:parent-style-name="Standard">
      <style:text-properties officeooo:rsid="00025f00" officeooo:paragraph-rsid="00025f00"/>
    </style:style>
    <style:style style:name="P6" style:family="paragraph" style:parent-style-name="Standard" style:list-style-name="L3">
      <style:text-properties officeooo:rsid="00025f00" officeooo:paragraph-rsid="00025f00"/>
    </style:style>
    <style:style style:name="P7" style:family="paragraph" style:parent-style-name="Standard">
      <style:text-properties officeooo:rsid="000560c6" officeooo:paragraph-rsid="000560c6"/>
    </style:style>
    <style:style style:name="P8" style:family="paragraph" style:parent-style-name="Standard" style:list-style-name="L3">
      <style:text-properties officeooo:rsid="000560c6" officeooo:paragraph-rsid="000560c6"/>
    </style:style>
    <style:style style:name="T1" style:family="text">
      <style:text-properties officeooo:rsid="0001baf9"/>
    </style:style>
    <style:style style:name="T2" style:family="text">
      <style:text-properties officeooo:rsid="00025f00"/>
    </style:style>
    <style:style style:name="T3" style:family="text">
      <style:text-properties officeooo:rsid="000560c6"/>
    </style:style>
    <style:style style:name="T4" style:family="text">
      <style:text-properties officeooo:rsid="00060cac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зисы:</text:p>
      <text:list xml:id="list728798364072191450" text:style-name="L1">
        <text:list-item>
          <text:p text:style-name="P4"><text:span text:style-name="T1">Вторичный пучок имеет ЭДМ пренебрежимо малый по-сравнению с ЭДМ первичного пучка.</text:span></text:p>
        </text:list-item>
        <text:list-item>
          <text:p text:style-name="P4"><text:span text:style-name="T1">Пучки находятся на одной и той же орбите.</text:span></text:p>
        </text:list-item>
        <text:list-item>
          <text:p text:style-name="P4"><text:span text:style-name="T1">Оба пучка находятся в состоянии замороженного спина.</text:span></text:p>
        </text:list-item>
        <text:list-item>
          <text:p text:style-name="P2">МДМ обоих пучков известны с большой точностью. <text:span text:style-name="T4">(Указано в самой работе, но я не понял зачем это.)</text:span></text:p>
        </text:list-item>
      </text:list>
      <text:p text:style-name="P1"/>
      <text:p text:style-name="P1">Из-за 3. прецессия спина у обоих пучков находится в вертикальной плоскости. Из-за 1. можно говорить что прецессия вторичного пучка происходит только засчёт МДМ. Из-за 2. можно говорить что на пучки действуют одни и те же поля; конкретно, величина среднего радиального магнитного поля одна и та же.</text:p>
      <text:p text:style-name="P1"/>
      <text:p text:style-name="P1"><text:span text:style-name="T3">Р</text:span>азность частот прецессии пучков</text:p>
      <text:p text:style-name="P1"><draw:frame draw:style-name="fr1" draw:name="Object1" text:anchor-type="as-char" svg:y="-0.172in" svg:width="2.6457in" svg:height="0.2472in" draw:z-index="0"><draw:object xlink:href="./Object 1" xlink:type="simple" xlink:show="embed" xlink:actuate="onLoad"/><draw:image xlink:href="./ObjectReplacements/Object 1" xlink:type="simple" xlink:show="embed" xlink:actuate="onLoad"/></draw:frame>; <text:span text:style-name="T3">исходя из условия 1:</text:span></text:p>
      <text:p text:style-name="P1"><draw:frame draw:style-name="fr1" draw:name="Object2" text:anchor-type="as-char" svg:y="-0.172in" svg:width="3.9799in" svg:height="0.2472in" draw:z-index="1"><draw:object xlink:href="./Object 2" xlink:type="simple" xlink:show="embed" xlink:actuate="onLoad"/><draw:image xlink:href="./ObjectReplacements/Object 2" xlink:type="simple" xlink:show="embed" xlink:actuate="onLoad"/></draw:frame>.</text:p>
      <text:p text:style-name="P1"/>
      <text:p text:style-name="P7">С МДМ-частотами разбираются следующим образом:</text:p>
      <text:p text:style-name="P7">Используя Клесо Коопа на вторичном пучке, поскольку его прецессия происходит только засчёт МДМ, мы зануляем среднее значение радиальной компоненты магнитного поля; но тогда и для первичного пучка (гарантируя что орбита одна и та же) частота МДМ прецессии будет равна нулю, поскольку</text:p>
      <text:p text:style-name="P7"><draw:frame draw:style-name="fr1" draw:name="Object11" text:anchor-type="as-char" svg:y="-0.2634in" svg:width="2.9665in" svg:height="0.4319in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.</text:p>
      <text:p text:style-name="P7"/>
      <text:p text:style-name="P7">Гарантия равенства орбит пучков основана на уравнении для замкнутой орбиты:</text:p>
      <text:p text:style-name="P7"><draw:frame draw:style-name="fr1" draw:name="Object12" text:anchor-type="as-char" svg:y="-0.172in" svg:width="2.3598in" svg:height="0.2193in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, где <draw:frame draw:style-name="fr1" draw:name="Object13" text:anchor-type="as-char" svg:y="-0.1484in" svg:width="0.752in" svg:height="0.2091in" draw:z-index="4"><draw:object xlink:href="./Object 13" xlink:type="simple" xlink:show="embed" xlink:actuate="onLoad"/><draw:image xlink:href="./ObjectReplacements/Object 13" xlink:type="simple" xlink:show="embed" xlink:actuate="onLoad"/><svg:desc>formula</svg:desc></draw:frame>, <text:s/><draw:frame draw:style-name="fr1" draw:name="Object14" text:anchor-type="as-char" svg:y="-0.1484in" svg:width="0.8283in" svg:height="0.2091in" draw:z-index="5"><draw:object xlink:href="./Object 14" xlink:type="simple" xlink:show="embed" xlink:actuate="onLoad"/><draw:image xlink:href="./ObjectReplacements/Object 14" xlink:type="simple" xlink:show="embed" xlink:actuate="onLoad"/><svg:desc>formula</svg:desc></draw:frame>, а <draw:frame draw:style-name="fr1" draw:name="Object15" text:anchor-type="as-char" svg:y="-0.152in" svg:width="0.7492in" svg:height="0.2126in" draw:z-index="6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2">определяются условием замороженности спина первичного пучка.</text:span></text:p>
      <text:p text:style-name="P3"/>
      <text:p text:style-name="P5">То есть, на сколько я понимаю, контроль имперфекшенов производится на основе <text:span text:style-name="T4">двух</text:span> условий:</text:p>
      <text:list xml:id="list5474835604122831779" text:style-name="L3">
        <text:list-item>
          <text:p text:style-name="P6">Пренебрежением ЭДМ вторичного пучка, <text:span text:style-name="T3">что даёт нам прецессию вторичного (калибровочного) пучка только засчёт МДМ;</text:span></text:p>
        </text:list-item>
        <text:list-item>
          <text:p text:style-name="P8"><text:span text:style-name="T4">Поскольку любое число, помноженное на ноль, даёт ноль, равенство МДМ частоты на данной орбите нулю гарантирует равенство нулю МДМ прецессии любого пучка, который летает по той же орбите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Aksentev</meta:initial-creator>
    <meta:creation-date>2019-03-07T10:47:50.645857634</meta:creation-date>
    <dc:date>2019-03-07T11:53:46.023856216</dc:date>
    <dc:creator>Alexander Aksentev</dc:creator>
    <meta:editing-duration>PT34M53S</meta:editing-duration>
    <meta:editing-cycles>3</meta:editing-cycles>
    <meta:generator>LibreOffice/4.3.3.2$Linux_X86_64 LibreOffice_project/430m0$Build-2</meta:generator>
    <meta:document-statistic meta:table-count="0" meta:image-count="0" meta:object-count="7" meta:page-count="1" meta:paragraph-count="17" meta:word-count="229" meta:character-count="1507" meta:non-whitespace-character-count="1300"/>
  </office:meta>
</office:document-meta>
</file>

<file path=Object 1/content.xml><?xml version="1.0" encoding="utf-8"?>
<math xmlns="http://www.w3.org/1998/Math/MathML" display="block">
  <semantics>
    <mrow>
      <mrow>
        <msubsup>
          <mi mathvariant="normal">ω</mi>
          <mi>X</mi>
          <mi mathvariant="italic">PRI</mi>
        </msubsup>
        <mo stretchy="false">−</mo>
        <msubsup>
          <mi mathvariant="normal">ω</mi>
          <mi>X</mi>
          <mi mathvariant="italic">SEC</mi>
        </msubsup>
      </mrow>
      <mo stretchy="false">=</mo>
      <mrow>
        <msubsup>
          <mi mathvariant="normal">ω</mi>
          <mi mathvariant="italic">EDM</mi>
          <mi mathvariant="italic">PRI</mi>
        </msubsup>
        <mo stretchy="false">+</mo>
        <msubsup>
          <mi mathvariant="normal">ω</mi>
          <mrow>
            <mo fence="true" stretchy="false">⟨</mo>
            <mrow>
              <msub>
                <mi>B</mi>
                <mi>r</mi>
              </msub>
            </mrow>
            <mo fence="true" stretchy="false">⟩</mo>
          </mrow>
          <mi mathvariant="italic">PRI</mi>
        </msubsup>
        <mo stretchy="false">−</mo>
        <msubsup>
          <mi mathvariant="normal">ω</mi>
          <mi mathvariant="italic">EDM</mi>
          <mi mathvariant="italic">SEC</mi>
        </msubsup>
        <mo stretchy="false">−</mo>
        <msubsup>
          <mi mathvariant="normal">ω</mi>
          <mrow>
            <mo fence="true" stretchy="false">⟨</mo>
            <mrow>
              <msub>
                <mi>B</mi>
                <mi>r</mi>
              </msub>
            </mrow>
            <mo fence="true" stretchy="false">⟩</mo>
          </mrow>
          <mi mathvariant="italic">SEC</mi>
        </msubsup>
      </mrow>
    </mrow>
    <annotation encoding="StarMath 5.0">%omega_X^{ PRI } - %omega_X^{ SEC } = %omega_{ EDM }^{ PRI } + %omega_{ langle B_r rangle  }^{ PRI } - %omega_{ EDM }^{ SEC } - %omega_{ langle B_r rangle }^{ SEC }</annotation>
  </semantics>
</math>
</file>

<file path=Object 11/content.xml><?xml version="1.0" encoding="utf-8"?>
<math xmlns="http://www.w3.org/1998/Math/MathML" display="block">
  <semantics>
    <mrow>
      <mo stretchy="false">∀</mo>
      <mi>m</mi>
      <mi>,</mi>
      <mi mathvariant="normal">γ</mi>
      <mi>,</mi>
      <mi>G</mi>
      <mrow>
        <mo fence="true" stretchy="true">[</mo>
        <mrow>
          <mrow>
            <mrow>
              <msub>
                <mi mathvariant="normal">ω</mi>
                <mrow>
                  <mo fence="true" stretchy="false">⟨</mo>
                  <mrow>
                    <msub>
                      <mi>B</mi>
                      <mi>r</mi>
                    </msub>
                  </mrow>
                  <mo fence="true" stretchy="false">⟩</mo>
                </mrow>
              </msub>
              <mo stretchy="false">=</mo>
              <mfrac>
                <mi>q</mi>
                <mi>m</mi>
              </mfrac>
            </mrow>
            <mi mathvariant="normal">γ</mi>
            <mi>G</mi>
            <mrow>
              <mrow>
                <mo fence="true" stretchy="false">⟨</mo>
                <mrow>
                  <msub>
                    <mi>B</mi>
                    <mi>r</mi>
                  </msub>
                </mrow>
                <mo fence="true" stretchy="false">⟩</mo>
              </mrow>
              <mo stretchy="false">=</mo>
              <mn>0</mn>
            </mrow>
            <mo stretchy="false">→</mo>
            <mrow>
              <mrow>
                <mo fence="true" stretchy="false">⟨</mo>
                <mrow>
                  <msub>
                    <mi>B</mi>
                    <mi>r</mi>
                  </msub>
                </mrow>
                <mo fence="true" stretchy="false">⟩</mo>
              </mrow>
              <mo stretchy="false">=</mo>
              <mn>0</mn>
            </mrow>
          </mrow>
        </mrow>
        <mo fence="true" stretchy="true">]</mo>
      </mrow>
    </mrow>
    <annotation encoding="StarMath 5.0">forall m,%gamma, G left[ %omega_{ langle B_r rangle } = q over m %gamma G langle B_r rangle = 0 rightarrow langle B_r rangle = 0 right]</annotation>
  </semantics>
</math>
</file>

<file path=Object 12/content.xml><?xml version="1.0" encoding="utf-8"?>
<math xmlns="http://www.w3.org/1998/Math/MathML" display="block">
  <semantics>
    <mrow>
      <mrow>
        <msup>
          <mi>p</mi>
          <mn>4</mn>
        </msup>
        <mo stretchy="false">−</mo>
        <mn>2</mn>
      </mrow>
      <mi mathvariant="normal">Β</mi>
      <mrow>
        <msup>
          <mi>p</mi>
          <mn>3</mn>
        </msup>
        <mo stretchy="false">+</mo>
        <mrow>
          <mo fence="true" stretchy="false">(</mo>
          <mrow>
            <mrow>
              <msup>
                <mi mathvariant="normal">Β</mi>
                <mn>2</mn>
              </msup>
              <mo stretchy="false">−</mo>
              <msup>
                <mi mathvariant="normal">Ε</mi>
                <mn>2</mn>
              </msup>
            </mrow>
          </mrow>
          <mo fence="true" stretchy="false">)</mo>
        </mrow>
      </mrow>
      <mrow>
        <msup>
          <mi>p</mi>
          <mn>2</mn>
        </msup>
        <mo stretchy="false">−</mo>
        <msup>
          <mi mathvariant="normal">Ε</mi>
          <mn>2</mn>
        </msup>
      </mrow>
      <mrow>
        <msup>
          <mi>m</mi>
          <mn>2</mn>
        </msup>
        <mo stretchy="false">=</mo>
        <mn>0</mn>
      </mrow>
    </mrow>
    <annotation encoding="StarMath 5.0">p^4 - 2 %BETA p^3 + ( %BETA^2 - %EPSILON^2 )p^2 - %EPSILON^2 m^2 = 0</annotation>
  </semantics>
</math>
</file>

<file path=Object 13/content.xml><?xml version="1.0" encoding="utf-8"?>
<math xmlns="http://www.w3.org/1998/Math/MathML" display="block">
  <semantics>
    <mrow>
      <mrow>
        <mi mathvariant="normal">Ε</mi>
        <mo stretchy="false">=</mo>
        <mi>q</mi>
      </mrow>
      <msub>
        <mi>E</mi>
        <mn>0</mn>
      </msub>
      <msub>
        <mi>r</mi>
        <mn>0</mn>
      </msub>
    </mrow>
    <annotation encoding="StarMath 5.0">%EPSILON = q E_0 r_0</annotation>
  </semantics>
</math>
</file>

<file path=Object 14/content.xml><?xml version="1.0" encoding="utf-8"?>
<math xmlns="http://www.w3.org/1998/Math/MathML" display="block">
  <semantics>
    <mrow>
      <mrow>
        <mi mathvariant="normal">Β</mi>
        <mo stretchy="false">=</mo>
        <mi mathvariant="italic">qc</mi>
      </mrow>
      <msub>
        <mi>B</mi>
        <mn>0</mn>
      </msub>
      <msub>
        <mi>r</mi>
        <mn>0</mn>
      </msub>
    </mrow>
    <annotation encoding="StarMath 5.0">%BETA = qc B_0 r_0</annotation>
  </semantics>
</math>
</file>

<file path=Object 15/content.xml><?xml version="1.0" encoding="utf-8"?>
<math xmlns="http://www.w3.org/1998/Math/MathML" display="block">
  <semantics>
    <mrow>
      <mo fence="true" stretchy="false">(</mo>
      <mrow>
        <mrow>
          <msub>
            <mi>E</mi>
            <mn>0,</mn>
          </msub>
          <msub>
            <mi>B</mi>
            <mn>0,</mn>
          </msub>
          <msub>
            <mi>r</mi>
            <mn>0</mn>
          </msub>
        </mrow>
      </mrow>
      <mo fence="true" stretchy="false">)</mo>
    </mrow>
    <annotation encoding="StarMath 5.0">(E_0, B_0, r_0)</annotation>
  </semantics>
</math>
</file>

<file path=Object 2/content.xml><?xml version="1.0" encoding="utf-8"?>
<math xmlns="http://www.w3.org/1998/Math/MathML" display="block">
  <semantics>
    <mrow>
      <mrow>
        <msubsup>
          <mi mathvariant="normal">ω</mi>
          <mi mathvariant="italic">EDM</mi>
          <mi mathvariant="italic">PRI</mi>
        </msubsup>
        <mo stretchy="false">≫</mo>
        <msubsup>
          <mi mathvariant="normal">ω</mi>
          <mi mathvariant="italic">EDM</mi>
          <mi mathvariant="italic">SEC</mi>
        </msubsup>
      </mrow>
      <mo stretchy="false">→</mo>
      <mn>0</mn>
      <mo stretchy="false">⇒</mo>
      <mrow>
        <msubsup>
          <mi mathvariant="normal">ω</mi>
          <mi>X</mi>
          <mi mathvariant="italic">SEC</mi>
        </msubsup>
        <mo stretchy="false">≈</mo>
        <msubsup>
          <mi mathvariant="normal">ω</mi>
          <mrow>
            <mo fence="true" stretchy="false">⟨</mo>
            <mrow>
              <msub>
                <mi>B</mi>
                <mi>r</mi>
              </msub>
            </mrow>
            <mo fence="true" stretchy="false">⟩</mo>
          </mrow>
          <mi mathvariant="italic">SEC</mi>
        </msubsup>
      </mrow>
      <mo stretchy="false">⇒</mo>
      <mi mathvariant="normal">Δ</mi>
      <mrow>
        <msub>
          <mi mathvariant="normal">ω</mi>
          <mi>X</mi>
        </msub>
        <mo stretchy="false">≈</mo>
        <mrow>
          <msubsup>
            <mi mathvariant="normal">ω</mi>
            <mi mathvariant="italic">EDM</mi>
            <mi mathvariant="italic">PRI</mi>
          </msubsup>
          <mo stretchy="false">+</mo>
          <msubsup>
            <mi mathvariant="normal">ω</mi>
            <mrow>
              <mo fence="true" stretchy="false">⟨</mo>
              <mrow>
                <msub>
                  <mi>B</mi>
                  <mi>r</mi>
                </msub>
              </mrow>
              <mo fence="true" stretchy="false">⟩</mo>
            </mrow>
            <mi mathvariant="italic">PRI</mi>
          </msubsup>
          <mo stretchy="false">−</mo>
          <msubsup>
            <mi mathvariant="normal">ω</mi>
            <mrow>
              <mo fence="true" stretchy="false">⟨</mo>
              <mrow>
                <msub>
                  <mi>B</mi>
                  <mi>r</mi>
                </msub>
              </mrow>
              <mo fence="true" stretchy="false">⟩</mo>
            </mrow>
            <mi mathvariant="italic">SEC</mi>
          </msubsup>
        </mrow>
      </mrow>
    </mrow>
    <annotation encoding="StarMath 5.0">%omega_{ EDM }^{ PRI } gg %omega_{ EDM }^{ SEC } rightarrow 0 drarrow %omega_X^{SEC} approx %omega_{langle B_r rangle}^{SEC} drarrow %DELTA%omega_X approx %omega_{ EDM } ^{ PRI } + %omega_{ langle B_r rangle }^{ PRI } - %omega_{ langle B_r rangle }^{ SEC }</annotation>
  </semantics>
</math>
</file>